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officeooo:rsid="0018e647" officeooo:paragraph-rsid="0018e647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officeooo:rsid="00198f3f" officeooo:paragraph-rsid="00198f3f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18e647" officeooo:paragraph-rsid="0018e64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4pt" style:text-underline-style="none" officeooo:rsid="00198f3f" officeooo:paragraph-rsid="00198f3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4pt" style:text-underline-style="none" officeooo:rsid="001b54ea" officeooo:paragraph-rsid="001b54ea" style:font-size-asian="14pt" style:font-size-complex="14pt"/>
    </style:style>
    <style:style style:name="T1" style:family="text">
      <style:text-properties officeooo:rsid="001b54ea"/>
    </style:style>
    <style:style style:name="T2" style:family="text">
      <style:text-properties officeooo:rsid="001d0a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put Format</text:p>
      <text:p text:style-name="P1"/>
      <text:p text:style-name="P4">Input to the merlin trainer is done via query strings. These are a mixture of controls and music</text:p>
      <text:p text:style-name="P4"/>
      <text:p text:style-name="P2">Controls</text:p>
      <text:p text:style-name="P4"/>
      <text:p text:style-name="P4">beats=xx <text:tab/><text:tab/>Number of beats in bar ; defaults to 4</text:p>
      <text:p text:style-name="P4">tempo=xx <text:tab/><text:tab/>Number of beats per minute ; defaults to 100</text:p>
      <text:p text:style-name="P4"/>
      <text:p text:style-name="P2">Music</text:p>
      <text:p text:style-name="P2"/>
      <text:p text:style-name="P4">Music is stored under the format Music=xxxxxxx ; where xxxx is a series of bar elements seperated by a ‘<text:span text:style-name="T1">z’</text:span>. Bars are collections of notes and time advancers.</text:p>
      <text:p text:style-name="P4"/>
      <text:p text:style-name="P4">Notes are groups of lower case letters representing various fretted string positions</text:p>
      <text:p text:style-name="P4"/>
      <text:p text:style-name="P4">a b c d e f g h <text:tab/><text:tab/><text:tab/>Represent bass string fret positions 0-7</text:p>
      <text:p text:style-name="P4">i j k l m n o p <text:tab/><text:tab/><text:tab/>Represent middle string fret positions 0-7</text:p>
      <text:p text:style-name="P4">q r s t u v w x <text:tab/><text:tab/><text:tab/>Represent melody string fret positions 0-7</text:p>
      <text:p text:style-name="P4"/>
      <text:p text:style-name="P5">Capital letters advance time by n quarterbeats where A = 1, B = 2 etc.<text:span text:style-name="T2">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05:15:57.617821710</meta:creation-date>
    <dc:date>2018-08-09T05:28:37.256551406</dc:date>
    <meta:editing-duration>PT12M37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12" meta:word-count="139" meta:character-count="718" meta:non-whitespace-character-count="578"/>
  </office:meta>
</office:document-meta>
</file>